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_24_tab" style:display-name="$tab" style:family="table">
      <style:table-properties style:width="17cm" table:align="margins"/>
    </style:style>
    <style:style style:name="_24_tab.A" style:display-name="$tab.A" style:family="table-column">
      <style:table-column-properties style:column-width="8.5cm" style:rel-column-width="32767*"/>
    </style:style>
    <style:style style:name="_24_tab.B" style:display-name="$tab.B" style:family="table-column">
      <style:table-column-properties style:column-width="8.5cm" style:rel-column-width="32768*"/>
    </style:style>
    <style:style style:name="_24_tab.A1" style:display-name="$tab.A1" style:family="table-cell">
      <style:table-cell-properties style:writing-mode="page"/>
    </style:style>
    <style:style style:name="_24_tab2" style:display-name="$tab2" style:family="table">
      <style:table-properties style:width="17cm" table:align="margins"/>
    </style:style>
    <style:style style:name="_24_tab2.A" style:display-name="$tab2.A" style:family="table-column">
      <style:table-column-properties style:column-width="3.401cm" style:rel-column-width="13107*"/>
    </style:style>
    <style:style style:name="_24_tab2.A1" style:display-name="$tab2.A1" style:family="table-cell">
      <style:table-cell-properties fo:padding="0.097cm" fo:border-left="0.05pt solid #000000" fo:border-right="none" fo:border-top="0.05pt solid #000000" fo:border-bottom="0.05pt solid #000000"/>
    </style:style>
    <style:style style:name="_24_tab2.E1" style:display-name="$tab2.E1" style:family="table-cell">
      <style:table-cell-properties fo:padding="0.097cm" fo:border="0.05pt solid #000000"/>
    </style:style>
    <style:style style:name="_24_tab2.A2" style:display-name="$tab2.A2" style:family="table-cell">
      <style:table-cell-properties fo:padding="0.097cm" fo:border-left="0.05pt solid #000000" fo:border-right="none" fo:border-top="none" fo:border-bottom="0.05pt solid #000000"/>
    </style:style>
    <style:style style:name="_24_tab2.E2" style:display-name="$tab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DejaVu Math TeX Gyre" officeooo:rsid="001973fe" officeooo:paragraph-rsid="001973fe"/>
    </style:style>
    <style:style style:name="P2" style:family="paragraph" style:parent-style-name="Table_20_Contents">
      <style:text-properties style:font-name="DejaVu Math TeX Gyre" officeooo:rsid="001973fe" officeooo:paragraph-rsid="001973fe" fo:background-color="#ffff00"/>
    </style:style>
    <style:style style:name="P3" style:family="paragraph" style:parent-style-name="Table_20_Contents">
      <style:text-properties fo:color="#c9211e" loext:opacity="100%" style:font-name="DejaVu Math TeX Gyre" officeooo:rsid="001973fe" officeooo:paragraph-rsid="001973fe"/>
    </style:style>
    <style:style style:name="P4" style:family="paragraph" style:parent-style-name="Table_20_Contents">
      <style:text-properties officeooo:rsid="001b5dc5"/>
    </style:style>
    <style:style style:name="P5" style:family="paragraph" style:parent-style-name="Table_20_Contents">
      <style:text-properties officeooo:rsid="001b5dc5" officeooo:paragraph-rsid="001b5d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$tab" table:style-name="_24_tab">
        <table:table-column table:style-name="_24_tab.A"/>
        <table:table-column table:style-name="_24_tab.B"/>
        <table:table-row table:style-name="TableLine94780270009392">
          <table:table-cell table:style-name="_24_tab.A1" office:value-type="string">
            <text:p text:style-name="P1">Column1</text:p>
          </table:table-cell>
          <table:table-cell table:style-name="_24_tab.A1" office:value-type="string">
            <text:p text:style-name="P1">Column2</text:p>
          </table:table-cell>
        </table:table-row>
        <table:table-row table:style-name="TableLine94780174557008">
          <table:table-cell table:style-name="_24_tab.A1" office:value-type="string">
            <text:p text:style-name="P3">$var1</text:p>
          </table:table-cell>
          <table:table-cell table:style-name="_24_tab.A1" office:value-type="string">
            <text:p text:style-name="P2">static</text:p>
          </table:table-cell>
        </table:table-row>
      </table:table>
      <text:p text:style-name="Standard"/>
      <text:p text:style-name="Standard"/>
      <table:table table:name="$tab2" table:style-name="_24_tab2">
        <table:table-column table:style-name="_24_tab2.A" table:number-columns-repeated="5"/>
        <table:table-row table:style-name="TableLine94780278967008">
          <table:table-cell table:style-name="_24_tab2.A1" office:value-type="string">
            <text:p text:style-name="P5">Yg</text:p>
          </table:table-cell>
          <table:table-cell table:style-name="_24_tab2.A1" office:value-type="string">
            <text:p text:style-name="P5">Uy</text:p>
          </table:table-cell>
          <table:table-cell table:style-name="_24_tab2.A1" office:value-type="string">
            <text:p text:style-name="P4">Vfu</text:p>
          </table:table-cell>
          <table:table-cell table:style-name="_24_tab2.A1" office:value-type="string">
            <text:p text:style-name="P4">Vfuyg</text:p>
          </table:table-cell>
          <table:table-cell table:style-name="_24_tab2.E1" office:value-type="string">
            <text:p text:style-name="P5">Gvyu</text:p>
          </table:table-cell>
        </table:table-row>
        <table:table-row table:style-name="TableLine94780278967008">
          <table:table-cell table:style-name="_24_tab2.A2" office:value-type="string">
            <text:p text:style-name="P5">Gv</text:p>
          </table:table-cell>
          <table:table-cell table:style-name="_24_tab2.A2" office:value-type="string">
            <text:p text:style-name="P5">Uv</text:p>
          </table:table-cell>
          <table:table-cell table:style-name="_24_tab2.A2" office:value-type="string">
            <text:p text:style-name="P5">Ly</text:p>
          </table:table-cell>
          <table:table-cell table:style-name="_24_tab2.A2" office:value-type="string">
            <text:p text:style-name="P5">Vuk</text:p>
          </table:table-cell>
          <table:table-cell table:style-name="_24_tab2.E2" office:value-type="string">
            <text:p text:style-name="P4">Vyjg</text:p>
          </table:table-cell>
        </table:table-row>
        <table:table-row table:style-name="TableLine94780278967008">
          <table:table-cell table:style-name="_24_tab2.A2" office:value-type="string">
            <text:p text:style-name="P5">Hv</text:p>
          </table:table-cell>
          <table:table-cell table:style-name="_24_tab2.A2" office:value-type="string">
            <text:p text:style-name="P5">Uv</text:p>
          </table:table-cell>
          <table:table-cell table:style-name="_24_tab2.A2" office:value-type="string">
            <text:p text:style-name="P5">Y</text:p>
          </table:table-cell>
          <table:table-cell table:style-name="_24_tab2.A2" office:value-type="string">
            <text:p text:style-name="P5">Gby</text:p>
          </table:table-cell>
          <table:table-cell table:style-name="_24_tab2.E2" office:value-type="string">
            <text:p text:style-name="P5">Uv</text:p>
          </table:table-cell>
        </table:table-row>
        <table:table-row table:style-name="TableLine94780278967008">
          <table:table-cell table:style-name="_24_tab2.A2" office:value-type="string">
            <text:p text:style-name="P5">Uv</text:p>
          </table:table-cell>
          <table:table-cell table:style-name="_24_tab2.A2" office:value-type="string">
            <text:p text:style-name="P5">Uv</text:p>
          </table:table-cell>
          <table:table-cell table:style-name="_24_tab2.A2" office:value-type="string">
            <text:p text:style-name="P5">Uy</text:p>
          </table:table-cell>
          <table:table-cell table:style-name="_24_tab2.A2" office:value-type="string">
            <text:p text:style-name="P5">Y</text:p>
          </table:table-cell>
          <table:table-cell table:style-name="_24_tab2.E2" office:value-type="string">
            <text:p text:style-name="Table_20_Contents"/>
          </table:table-cell>
        </table:table-row>
        <table:table-row table:style-name="TableLine94780278967008">
          <table:table-cell table:style-name="_24_tab2.A2" office:value-type="string">
            <text:p text:style-name="P5">$1</text:p>
          </table:table-cell>
          <table:table-cell table:style-name="_24_tab2.A2" office:value-type="string">
            <text:p text:style-name="P5">$2</text:p>
          </table:table-cell>
          <table:table-cell table:style-name="_24_tab2.A2" office:value-type="string">
            <text:p text:style-name="P5">$3</text:p>
          </table:table-cell>
          <table:table-cell table:style-name="_24_tab2.A2" office:value-type="string">
            <text:p text:style-name="P5">$4</text:p>
          </table:table-cell>
          <table:table-cell table:style-name="_24_tab2.E2" office:value-type="string">
            <text:p text:style-name="P5">$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40:19.952106757</meta:creation-date>
    <dc:date>2021-07-15T11:19:57.608836834</dc:date>
    <meta:editing-duration>PT2M9S</meta:editing-duration>
    <meta:editing-cycles>3</meta:editing-cycles>
    <meta:generator>LibreOffice/7.0.4.2$Linux_X86_64 LibreOffice_project/00$Build-2</meta:generator>
    <meta:document-statistic meta:table-count="2" meta:image-count="0" meta:object-count="0" meta:page-count="1" meta:paragraph-count="28" meta:word-count="28" meta:character-count="81" meta:non-whitespace-character-count="81"/>
  </office:meta>
</office:document-meta>
</file>